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3.6cm"/>
    </style:style>
    <style:style style:name="gr2" style:family="graphic" style:parent-style-name="standard">
      <style:graphic-properties svg:stroke-color="#ffffd7" draw:fill-color="#ffffd7" draw:textarea-horizontal-align="justify" draw:textarea-vertical-align="middle" draw:auto-grow-height="false" fo:min-height="1.85cm" fo:min-width="4.3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0.15cm" fo:min-width="16.6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5.75cm" fo:min-width="4.4cm"/>
    </style:style>
    <style:style style:name="gr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4.1cm" svg:height="4cm" svg:x="3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1cm" svg:x="1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1cm" svg:x="4.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cm" svg:height="10.4cm" svg:x="2.3cm" svg:y="17.7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cm" svg:height="6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cm" svg:height="6cm" svg:x="13cm" svg:y="9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5cm" svg:height="0.962cm" svg:x="4.5cm" svg:y="2.8cm">
          <draw:text-box>
            <text:p>BlockPosts</text:p>
          </draw:text-box>
        </draw:frame>
        <draw:frame draw:style-name="gr6" draw:text-style-name="P5" draw:layer="layout" svg:width="3.5cm" svg:height="1.9cm" svg:x="2.4cm" svg:y="9.6cm">
          <draw:text-box>
            <text:p>Posts</text:p>
          </draw:text-box>
        </draw:frame>
        <draw:frame draw:style-name="gr7" draw:text-style-name="P5" draw:layer="layout" svg:width="3.7cm" svg:height="1.3cm" svg:x="13.5cm" svg:y="10.2cm">
          <draw:text-box>
            <text:p>NewPosts</text:p>
          </draw:text-box>
        </draw:frame>
        <draw:line draw:style-name="gr8" draw:text-style-name="P6" draw:layer="layout" svg:x1="3.8cm" svg:y1="9.5cm" svg:x2="6.2cm" svg:y2="5.2cm">
          <text:p/>
        </draw:line>
        <draw:line draw:style-name="gr8" draw:text-style-name="P6" draw:layer="layout" svg:x1="14.9cm" svg:y1="9.8cm" svg:x2="13.1cm" svg:y2="5cm">
          <text:p/>
        </draw:line>
        <draw:line draw:style-name="gr8" draw:text-style-name="P6" draw:layer="layout" svg:x1="10.1cm" svg:y1="6.6cm" svg:x2="10.4cm" svg:y2="19.1cm">
          <text:p/>
        </draw:line>
        <draw:frame draw:style-name="gr9" draw:text-style-name="P5" draw:layer="layout" svg:width="4cm" svg:height="1cm" svg:x="5cm" svg:y="3.9cm">
          <draw:text-box>
            <text:p>onPosts</text:p>
          </draw:text-box>
        </draw:frame>
        <draw:frame draw:style-name="gr10" draw:text-style-name="P5" draw:layer="layout" svg:width="4cm" svg:height="0.962cm" svg:x="11.4cm" svg:y="4cm">
          <draw:text-box>
            <text:p>oneNew</text:p>
          </draw:text-box>
        </draw:frame>
        <draw:line draw:style-name="gr8" draw:text-style-name="P6" draw:layer="layout" svg:x1="21.6cm" svg:y1="9.7cm" svg:x2="17.9cm" svg:y2="20.7cm">
          <text:p/>
        </draw:line>
        <draw:frame draw:style-name="gr11" draw:text-style-name="P5" draw:layer="layout" svg:width="3.9cm" svg:height="2.384cm" svg:x="17.1cm" svg:y="16cm">
          <draw:text-box>
            <text:p>ProfileBloc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0:50:43.216185040</meta:creation-date>
    <dc:date>2021-07-11T00:57:56.034694005</dc:date>
    <meta:editing-duration>PT7M13S</meta:editing-duration>
    <meta:editing-cycles>1</meta:editing-cycles>
    <meta:document-statistic meta:object-count="16"/>
    <meta:generator>LibreOffice/6.4.7.2$Linux_X86_64 LibreOffice_project/40$Build-2</meta:generator>
  </office:meta>
</office:document-meta>
</file>